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afd095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ize4" table:style-name="ta1">
        <table:table-column table:style-name="co1" table:default-cell-style-name="ce11"/>
        <table:table-column table:style-name="co2" table:number-columns-repeated="1023" table:default-cell-style-name="ce11"/>
        <table:table-row table:style-name="ro1">
          <table:table-cell table:style-name="ce1" office:value-type="string" calcext:value-type="string">
            <text:p>S.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Prob(theta,theta_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pi(theta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.pihat(thetaHat,theta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.mu(thetaHat,rho,lambda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.MC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.use_MC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.horizon_MC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.samples_MC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.valid_states(theta,thetaHat,rho,lambda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.augm_pi(xi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.augm_Prob(xi,xi_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.FGRW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.K(:,:,thetaHat,rho,lambda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.gramian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9:21:47.99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1:22:42.409000000</meta:creation-date>
    <dc:date>2022-02-18T19:22:17.410000000</dc:date>
    <meta:editing-duration>PT7M30S</meta:editing-duration>
    <meta:editing-cycles>3</meta:editing-cycles>
    <meta:generator>LibreOffice/7.2.4.1$Windows_X86_64 LibreOffice_project/27d75539669ac387bb498e35313b970b7fe9c4f9</meta:generator>
    <meta:document-statistic meta:table-count="1" meta:cell-count="23" meta:object-count="0"/>
  </office:meta>
</office:document-meta>
</file>